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PMincho" svg:font-family="'MS PMinch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.099cm" fo:margin-left="0cm" table:align="left"/>
    </style:style>
    <style:style style:name="Table1.A" style:family="table-column">
      <style:table-column-properties style:column-width="8.498cm"/>
    </style:style>
    <style:style style:name="Table1.B" style:family="table-column">
      <style:table-column-properties style:column-width="8.60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-asian="MS PMincho"/>
    </style:style>
    <style:style style:name="P2" style:family="paragraph" style:parent-style-name="Table_20_Contents">
      <style:text-properties officeooo:rsid="00166d7d" officeooo:paragraph-rsid="00166d7d"/>
    </style:style>
    <style:style style:name="P3" style:family="paragraph" style:parent-style-name="Table_20_Contents">
      <style:text-properties officeooo:rsid="00187652" officeooo:paragraph-rsid="00187652"/>
    </style:style>
    <style:style style:name="P4" style:family="paragraph" style:parent-style-name="Table_20_Contents">
      <style:text-properties officeooo:rsid="0019b415" officeooo:paragraph-rsid="0019b415"/>
    </style:style>
    <style:style style:name="P5" style:family="paragraph" style:parent-style-name="Table_20_Contents">
      <style:text-properties officeooo:rsid="002161ac" officeooo:paragraph-rsid="002161ac"/>
    </style:style>
    <style:style style:name="P6" style:family="paragraph" style:parent-style-name="Table_20_Contents">
      <style:text-properties officeooo:rsid="00173424" officeooo:paragraph-rsid="002161ac"/>
    </style:style>
    <style:style style:name="P7" style:family="paragraph" style:parent-style-name="Table_20_Contents">
      <style:text-properties officeooo:paragraph-rsid="002161ac"/>
    </style:style>
    <style:style style:name="P8" style:family="paragraph" style:parent-style-name="Table_20_Contents">
      <style:text-properties officeooo:rsid="0009c51f" officeooo:paragraph-rsid="002161ac"/>
    </style:style>
    <style:style style:name="T1" style:family="text">
      <style:text-properties officeooo:rsid="00187652"/>
    </style:style>
    <style:style style:name="T2" style:family="text">
      <style:text-properties officeooo:rsid="001d0cb4"/>
    </style:style>
    <style:style style:name="T3" style:family="text">
      <style:text-properties officeooo:rsid="002161ac"/>
    </style:style>
    <style:style style:name="T4" style:family="text">
      <style:text-properties officeooo:rsid="0009c51f"/>
    </style:style>
    <style:style style:name="T5" style:family="text">
      <style:text-properties officeooo:rsid="0022e4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ユースケース名</text:p>
          </table:table-cell>
          <table:table-cell table:style-name="Table1.B1" office:value-type="string">
            <text:p text:style-name="Table_20_Contents">ユーザーがログインする</text:p>
          </table:table-cell>
        </table:table-row>
        <table:table-row>
          <table:table-cell table:style-name="Table1.A2" office:value-type="string">
            <text:p text:style-name="P1">アクター</text:p>
          </table:table-cell>
          <table:table-cell table:style-name="Table1.B2" office:value-type="string">
            <text:p text:style-name="Table_20_Contents">ユーザー</text:p>
          </table:table-cell>
        </table:table-row>
        <table:table-row>
          <table:table-cell table:style-name="Table1.A2" office:value-type="string">
            <text:p text:style-name="P1">事前条件</text:p>
          </table:table-cell>
          <table:table-cell table:style-name="Table1.B2" office:value-type="string">
            <text:p text:style-name="P3">1、ユーザーが登録済みである。</text:p>
            <text:p text:style-name="P2"><text:span text:style-name="T1">2、</text:span>webブラウザが起動されている。</text:p>
          </table:table-cell>
        </table:table-row>
        <table:table-row>
          <table:table-cell table:style-name="Table1.A2" office:value-type="string">
            <text:p text:style-name="P1">基本系列</text:p>
          </table:table-cell>
          <table:table-cell table:style-name="Table1.B2" office:value-type="string">
            <text:p text:style-name="P2"><text:span text:style-name="T3">1、</text:span>アクターが、トップページのURLにアクセスする。</text:p>
            <text:p text:style-name="P2"><text:span text:style-name="T3">2、</text:span>システムが、トップページを表示する。</text:p>
            <text:p text:style-name="P2"><text:span text:style-name="T3">3、</text:span>アクターが、「<text:span text:style-name="T2">id</text:span>」フィールドにログインIDを入力する。</text:p>
            <text:p text:style-name="P2"><text:span text:style-name="T3">4、</text:span>アクターが、「password」フィールドにパスワードを入力する。</text:p>
            <text:p text:style-name="P6"><text:span text:style-name="T5">5、</text:span>アクターが、「ログイン」ボタンを押下する。</text:p>
            <text:p text:style-name="P3"><text:span text:style-name="T3">7、</text:span>システムがメインページを表示する。</text:p>
          </table:table-cell>
        </table:table-row>
        <table:table-row>
          <table:table-cell table:style-name="Table1.A2" office:value-type="string">
            <text:p text:style-name="P1">事後条件</text:p>
          </table:table-cell>
          <table:table-cell table:style-name="Table1.B2" office:value-type="string">
            <text:p text:style-name="P4">1、メインページが表示されている。</text:p>
          </table:table-cell>
        </table:table-row>
        <table:table-row>
          <table:table-cell table:style-name="Table1.A2" office:value-type="string">
            <text:p text:style-name="P1">説明</text:p>
          </table:table-cell>
          <table:table-cell table:style-name="Table1.B2" office:value-type="string">
            <text:p text:style-name="P7"><text:span text:style-name="T4">1</text:span>、トップページ</text:p>
            <text:p text:style-name="P7">　　○　本アプリケーションのタイトルを表示する．</text:p>
            <text:p text:style-name="P7">　　○　ログインIDの入力するための「id」フィールドを表示する。</text:p>
            <text:p text:style-name="P7">　　○　パスワードを入力するための「password」フィールドを表示する。</text:p>
            <text:p text:style-name="P7">　　○　「ログイン」ボタンを表示する。</text:p>
            <text:p text:style-name="P7"><text:span text:style-name="T4">2、メインページ</text:span></text:p>
            <text:p text:style-name="P7">　　○　本アプリケーションのタイトルを表示する。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S PMincho" svg:font-family="'MS PMinch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ja" style:country-asian="JP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ja" style:country-asian="JP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9T22:11:44.870156000</meta:creation-date>
    <dc:date>2014-11-30T22:53:10.574308000</dc:date>
    <meta:editing-duration>PT26M56S</meta:editing-duration>
    <meta:editing-cycles>4</meta:editing-cycles>
    <meta:generator>LibreOffice/4.3.4.1$MacOSX_x86 LibreOffice_project/bc356b2f991740509f321d70e4512a6a54c5f243</meta:generator>
    <meta:document-statistic meta:table-count="1" meta:image-count="0" meta:object-count="0" meta:page-count="1" meta:paragraph-count="24" meta:word-count="360" meta:character-count="397" meta:non-whitespace-character-count="382"/>
  </office:meta>
</office:document-meta>
</file>